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0f96" officeooo:paragraph-rsid="00040f96"/>
    </style:style>
    <style:style style:name="P2" style:family="paragraph" style:parent-style-name="Standard">
      <style:paragraph-properties fo:text-align="center" style:justify-single-word="false"/>
      <style:text-properties officeooo:rsid="00040f96" officeooo:paragraph-rsid="00040f96"/>
    </style:style>
    <style:style style:name="P3" style:family="paragraph" style:parent-style-name="Standard">
      <style:text-properties officeooo:rsid="00040f96" officeooo:paragraph-rsid="00181278"/>
    </style:style>
    <style:style style:name="P4" style:family="paragraph" style:parent-style-name="Standard">
      <style:text-properties officeooo:rsid="00040f96" officeooo:paragraph-rsid="0018bcc6"/>
    </style:style>
    <style:style style:name="P5" style:family="paragraph" style:parent-style-name="Standard">
      <style:text-properties officeooo:rsid="00040f96" officeooo:paragraph-rsid="001a94b5"/>
    </style:style>
    <style:style style:name="P6" style:family="paragraph" style:parent-style-name="Standard">
      <style:text-properties fo:font-style="italic" officeooo:rsid="00040f96" officeooo:paragraph-rsid="00040f96" style:font-style-asian="italic" style:font-style-complex="italic"/>
    </style:style>
    <style:style style:name="P7" style:family="paragraph" style:parent-style-name="Standard">
      <style:text-properties officeooo:rsid="00050c5b" officeooo:paragraph-rsid="00050c5b"/>
    </style:style>
    <style:style style:name="P8" style:family="paragraph" style:parent-style-name="Standard">
      <style:text-properties officeooo:rsid="00050c5b" officeooo:paragraph-rsid="0007847e"/>
    </style:style>
    <style:style style:name="P9" style:family="paragraph" style:parent-style-name="Standard">
      <style:text-properties officeooo:rsid="00050c5b" officeooo:paragraph-rsid="00040f96"/>
    </style:style>
    <style:style style:name="P10" style:family="paragraph" style:parent-style-name="Standard">
      <style:text-properties officeooo:rsid="00050c5b" officeooo:paragraph-rsid="0015a411"/>
    </style:style>
    <style:style style:name="P11" style:family="paragraph" style:parent-style-name="Standard">
      <style:text-properties officeooo:rsid="00050c5b" officeooo:paragraph-rsid="0018bcc6"/>
    </style:style>
    <style:style style:name="P12" style:family="paragraph" style:parent-style-name="Standard">
      <style:text-properties officeooo:rsid="00050c5b" officeooo:paragraph-rsid="001a94b5"/>
    </style:style>
    <style:style style:name="P13" style:family="paragraph" style:parent-style-name="Standard">
      <style:text-properties officeooo:rsid="0007847e" officeooo:paragraph-rsid="000920f2"/>
    </style:style>
    <style:style style:name="P14" style:family="paragraph" style:parent-style-name="Standard">
      <style:text-properties officeooo:rsid="0007847e" officeooo:paragraph-rsid="000a3769"/>
    </style:style>
    <style:style style:name="P15" style:family="paragraph" style:parent-style-name="Standard">
      <style:text-properties officeooo:rsid="0007847e" officeooo:paragraph-rsid="000be05b"/>
    </style:style>
    <style:style style:name="P16" style:family="paragraph" style:parent-style-name="Standard">
      <style:text-properties officeooo:rsid="0007847e" officeooo:paragraph-rsid="00181278"/>
    </style:style>
    <style:style style:name="P17" style:family="paragraph" style:parent-style-name="Standard">
      <style:text-properties officeooo:rsid="000be05b" officeooo:paragraph-rsid="0015a411"/>
    </style:style>
    <style:style style:name="P18" style:family="paragraph" style:parent-style-name="Standard">
      <style:text-properties officeooo:rsid="000be05b" officeooo:paragraph-rsid="00181278"/>
    </style:style>
    <style:style style:name="P19" style:family="paragraph" style:parent-style-name="Standard">
      <style:text-properties officeooo:rsid="0015a411" officeooo:paragraph-rsid="0015a411"/>
    </style:style>
    <style:style style:name="P20" style:family="paragraph" style:parent-style-name="Standard">
      <style:text-properties officeooo:rsid="00181278" officeooo:paragraph-rsid="00181278"/>
    </style:style>
    <style:style style:name="P21" style:family="paragraph" style:parent-style-name="Standard">
      <style:text-properties officeooo:rsid="0018bcc6" officeooo:paragraph-rsid="001c7dd9"/>
    </style:style>
    <style:style style:name="P22" style:family="paragraph" style:parent-style-name="Standard">
      <style:text-properties officeooo:rsid="001a94b5" officeooo:paragraph-rsid="001a94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efee" style:font-style-asian="italic" style:font-style-complex="italic"/>
    </style:style>
    <style:style style:name="T3" style:family="text">
      <style:text-properties fo:font-style="italic" officeooo:rsid="000920f2" style:font-style-asian="italic" style:font-style-complex="italic"/>
    </style:style>
    <style:style style:name="T4" style:family="text">
      <style:text-properties fo:font-style="italic" officeooo:rsid="001a94b5" style:font-style-asian="italic" style:font-style-complex="italic"/>
    </style:style>
    <style:style style:name="T5" style:family="text">
      <style:text-properties officeooo:rsid="0003efee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5a411"/>
    </style:style>
    <style:style style:name="T8" style:family="text">
      <style:text-properties style:text-position="super 58%" fo:font-style="italic" officeooo:rsid="00181278" style:font-style-asian="italic" style:font-style-complex="italic"/>
    </style:style>
    <style:style style:name="T9" style:family="text">
      <style:text-properties style:text-position="super 58%" officeooo:rsid="00181278"/>
    </style:style>
    <style:style style:name="T10" style:family="text">
      <style:text-properties officeooo:rsid="00070a42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70a42" style:font-style-asian="normal" style:font-style-complex="normal"/>
    </style:style>
    <style:style style:name="T13" style:family="text">
      <style:text-properties fo:font-style="normal" officeooo:rsid="000a3769" style:font-style-asian="normal" style:font-style-complex="normal"/>
    </style:style>
    <style:style style:name="T14" style:family="text">
      <style:text-properties fo:font-style="normal" officeooo:rsid="000be05b" style:font-style-asian="normal" style:font-style-complex="normal"/>
    </style:style>
    <style:style style:name="T15" style:family="text">
      <style:text-properties fo:font-style="normal" officeooo:rsid="00040f96" style:font-style-asian="normal" style:font-style-complex="normal"/>
    </style:style>
    <style:style style:name="T16" style:family="text">
      <style:text-properties fo:font-style="normal" officeooo:rsid="0015a411" style:font-style-asian="normal" style:font-style-complex="normal"/>
    </style:style>
    <style:style style:name="T17" style:family="text">
      <style:text-properties fo:font-style="normal" officeooo:rsid="0018bcc6" style:font-style-asian="normal" style:font-style-complex="normal"/>
    </style:style>
    <style:style style:name="T18" style:family="text">
      <style:text-properties fo:font-style="normal" officeooo:rsid="001c7dd9" style:font-style-asian="normal" style:font-style-complex="normal"/>
    </style:style>
    <style:style style:name="T19" style:family="text">
      <style:text-properties officeooo:rsid="000920f2"/>
    </style:style>
    <style:style style:name="T20" style:family="text">
      <style:text-properties officeooo:rsid="000a3769"/>
    </style:style>
    <style:style style:name="T21" style:family="text">
      <style:text-properties style:font-name="Courier New"/>
    </style:style>
    <style:style style:name="T22" style:family="text">
      <style:text-properties style:font-name="Courier New" officeooo:rsid="0003efee"/>
    </style:style>
    <style:style style:name="T23" style:family="text">
      <style:text-properties officeooo:rsid="000d5a9b"/>
    </style:style>
    <style:style style:name="T24" style:family="text">
      <style:text-properties style:text-position="0% 100%" officeooo:rsid="0015a411"/>
    </style:style>
    <style:style style:name="T25" style:family="text">
      <style:text-properties style:text-position="0% 100%" officeooo:rsid="00168f09"/>
    </style:style>
    <style:style style:name="T26" style:family="text">
      <style:text-properties style:text-position="0% 100%" officeooo:rsid="00181278"/>
    </style:style>
    <style:style style:name="T27" style:family="text">
      <style:text-properties officeooo:rsid="0015a411"/>
    </style:style>
    <style:style style:name="T28" style:family="text">
      <style:text-properties style:text-position="sub 58%"/>
    </style:style>
    <style:style style:name="T29" style:family="text">
      <style:text-properties style:text-position="sub 58%" officeooo:rsid="0015a411"/>
    </style:style>
    <style:style style:name="T30" style:family="text">
      <style:text-properties officeooo:rsid="00168f09"/>
    </style:style>
    <style:style style:name="T31" style:family="text">
      <style:text-properties officeooo:rsid="00181278"/>
    </style:style>
    <style:style style:name="T32" style:family="text">
      <style:text-properties officeooo:rsid="0018bcc6"/>
    </style:style>
    <style:style style:name="T33" style:family="text">
      <style:text-properties officeooo:rsid="001a94b5"/>
    </style:style>
    <style:style style:name="T34" style:family="text">
      <style:text-properties officeooo:rsid="001c7d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0">Quantum </text:span>Schrödinger<text:span text:style-name="T27"> Functions</text:span></text:p>
      <text:p text:style-name="P2">by Sven Nilsen, 2020</text:p>
      <text:p text:style-name="P1"/>
      <text:p text:style-name="P6">In this paper I <text:span text:style-name="T27">formalize</text:span> <text:span text:style-name="T30">Quantum </text:span>Schrödinger<text:span text:style-name="T27"> Functions and introduce the Phi quantum function</text:span>.</text:p>
      <text:p text:style-name="P1"/>
      <text:p text:style-name="P5">The time-dependent Schrödinger equation <text:span text:style-name="T33">for a `𝜓` wavefunction over a Hilbert space</text:span>:</text:p>
      <text:p text:style-name="P1"/>
      <text:p text:style-name="P5"><text:tab/><text:span text:style-name="T2">i</text:span><text:span text:style-name="T5">ℏ𝜓’(t) = H𝜓(t)<text:tab/><text:tab/> </text:span>time-dependent Schrödinger equation</text:p>
      <text:p text:style-name="P1"/>
      <text:p text:style-name="P4"><text:tab/><text:span text:style-name="T5">𝜓 : time → ℍ</text:span></text:p>
      <text:p text:style-name="P1"/>
      <text:p text:style-name="P22">The type of complex numbers is a Hilbert space with the inner product:</text:p>
      <text:p text:style-name="P5"/>
      <text:p text:style-name="P22"><text:span text:style-name="T21">∴</text:span><text:tab/>⟨a, b⟩ &lt;=&gt; ab<text:span text:style-name="T6">*</text:span></text:p>
      <text:p text:style-name="P5"/>
      <text:p text:style-name="P5"><text:span text:style-name="T21">∵</text:span><text:tab/><text:span text:style-name="T33">(</text:span>ℂ, <text:span text:style-name="T33">mul</text:span><text:span text:style-name="T28">ℂ</text:span> · <text:span text:style-name="T33">(id, conj))</text:span> : <text:span text:style-name="T33">[hilbert_space] true</text:span></text:p>
      <text:p text:style-name="P5"><text:span text:style-name="T21">∵</text:span><text:tab/><text:span text:style-name="T33">conj(x) = re(x) - im(x)</text:span><text:span text:style-name="T4">i</text:span></text:p>
      <text:p text:style-name="P1"/>
      <text:p text:style-name="P19">A <text:span text:style-name="T34">quantum Schrödinger f</text:span>unction `f` <text:span text:style-name="T30">is a higher order quantum function depending on time:</text:span></text:p>
      <text:p text:style-name="P1"/>
      <text:p text:style-name="P3"><text:tab/><text:span text:style-name="T27">f : time → T<text:tab/><text:tab/><text:tab/>where `T` is usually `𝔹</text:span><text:span text:style-name="T7">n</text:span><text:span text:style-name="T25">` </text:span><text:span text:style-name="T26">and `</text:span><text:span text:style-name="T24">𝔹</text:span><text:span text:style-name="T9">0</text:span><text:span text:style-name="T26"> &lt;=&gt; ()`</text:span></text:p>
      <text:p text:style-name="P10"><text:tab/>∃<text:span text:style-name="T29">cp</text:span><text:span text:style-name="T27">f(t) &lt;=&gt; 𝜓(t)</text:span></text:p>
      <text:p text:style-name="P9"/>
      <text:p text:style-name="P12"><text:tab/><text:span text:style-name="T27">𝜓 : time → ℂ</text:span></text:p>
      <text:p text:style-name="P9"/>
      <text:p text:style-name="P21">The Phi quantum function<text:span text:style-name="T30"> </text:span>is <text:span text:style-name="T34">a basic building block for quantum Schrödinger functions:</text:span></text:p>
      <text:p text:style-name="P7"/>
      <text:p text:style-name="P11"><text:tab/><text:span text:style-name="T32">phi : frequency → time → ()</text:span></text:p>
      <text:p text:style-name="P11"><text:tab/><text:span text:style-name="T32">∃</text:span><text:span text:style-name="T29">cp</text:span><text:span text:style-name="T32">phi(f)(t) &lt;=&gt; 𝜑(f)(t)</text:span></text:p>
      <text:p text:style-name="P7"/>
      <text:p text:style-name="P8"><text:tab/><text:span text:style-name="T10">𝜑(f)</text:span>(t)<text:span text:style-name="T5"> </text:span>= sin(2π<text:span text:style-name="T20">f</text:span>t) + <text:span text:style-name="T1">i</text:span>cos(2π<text:span text:style-name="T20">f</text:span>t)</text:p>
      <text:p text:style-name="P8"><text:tab/><text:span text:style-name="T10">𝜑(f)’</text:span>(t)<text:span text:style-name="T5"> </text:span>= <text:span text:style-name="T10">(</text:span>2π<text:span text:style-name="T20">f)(cos</text:span>(2π<text:span text:style-name="T20">f</text:span>t) – <text:span text:style-name="T1">i</text:span><text:span text:style-name="T12">sin</text:span>(2π<text:span text:style-name="T20">f</text:span>t)<text:span text:style-name="T19">)</text:span></text:p>
      <text:p text:style-name="P8"/>
      <text:p text:style-name="P20"><text:span text:style-name="T17">T</text:span><text:span text:style-name="T11">he `</text:span><text:span text:style-name="T17">phi</text:span><text:span text:style-name="T11">` function always returns, </text:span><text:span text:style-name="T17">but nevertheless it is has a complex probability amplitude.</text:span></text:p>
      <text:p text:style-name="P16">Th<text:span text:style-name="T32">e</text:span> <text:span text:style-name="T31">function `𝜑(f)(t)`</text:span> simply rotates around in a unit circle at <text:span text:style-name="T20">frequency</text:span> `<text:span text:style-name="T20">f</text:span>`.</text:p>
      <text:p text:style-name="P18"/>
      <text:p text:style-name="P18"><text:span text:style-name="T32">O</text:span>ne can derive the analogue of <text:span text:style-name="T23">the Schrödinger equation </text:span>for <text:span text:style-name="T31">`𝜑(t)`</text:span>:</text:p>
      <text:p text:style-name="P13"/>
      <text:p text:style-name="P13"><text:span text:style-name="T21">∴</text:span><text:tab/><text:span text:style-name="T5">ℏ𝜑(f)’(t) = (</text:span><text:span text:style-name="T2">h</text:span><text:span text:style-name="T13">f</text:span><text:span text:style-name="T5">)(cos(2πft) – </text:span><text:span text:style-name="T2">i</text:span><text:span text:style-name="T12">sin</text:span><text:span text:style-name="T5">(2πft))</text:span></text:p>
      <text:p text:style-name="P13"><text:span text:style-name="T21">∴</text:span><text:tab/><text:span text:style-name="T3">i</text:span><text:span text:style-name="T19">ℏ𝜑(f)’(t) = (</text:span><text:span text:style-name="T2">h</text:span><text:span text:style-name="T5">f)(</text:span><text:span text:style-name="T2">i</text:span><text:span text:style-name="T12">sin</text:span><text:span text:style-name="T5">(2πft) – </text:span><text:span text:style-name="T2">i</text:span><text:span text:style-name="T8">2</text:span><text:span text:style-name="T5">cos(2πft))</text:span></text:p>
      <text:p text:style-name="P14"><text:span text:style-name="T21">∴</text:span><text:tab/><text:span text:style-name="T3">i</text:span><text:span text:style-name="T19">ℏ𝜑(f)’(t) = E𝜑(f)(t)</text:span></text:p>
      <text:p text:style-name="P14"/>
      <text:p text:style-name="P15"><text:span text:style-name="T21">∵</text:span><text:tab/><text:span text:style-name="T5">ℏ = h / 2π<text:tab/><text:tab/>reduced Planck’s constant</text:span></text:p>
      <text:p text:style-name="P15"><text:span text:style-name="T22">∵</text:span><text:span text:style-name="T5"><text:tab/>E = </text:span><text:span text:style-name="T2">h</text:span><text:span text:style-name="T13">f<text:tab/><text:tab/><text:tab/></text:span><text:span text:style-name="T14">Planck-Einstein relation</text:span></text:p>
      <text:p text:style-name="P15"><text:span text:style-name="T14"/></text:p>
      <text:p text:style-name="P17"><text:span text:style-name="T11">The Hamiltonian `H` is a measure of the total energy, so </text:span><text:span text:style-name="T18">Phi</text:span><text:span text:style-name="T11"> </text:span><text:span text:style-name="T18">is</text:span><text:span text:style-name="T11"> </text:span><text:span text:style-name="T18">a</text:span><text:span text:style-name="T11"> </text:span><text:span text:style-name="T18">quantum </text:span><text:span text:style-name="T15">Schrödinger </text:span><text:span text:style-name="T18">function</text:span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2:30:00.773577000</meta:creation-date>
    <dc:date>2020-05-05T16:17:48.456165000</dc:date>
    <meta:editing-duration>PT7M2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8" meta:word-count="229" meta:character-count="1360" meta:non-whitespace-character-count="1140"/>
  </office:meta>
</office:document-meta>
</file>